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</style:style>
    <style:style style:name="P2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  <style:text-properties officeooo:paragraph-rsid="0011a05a"/>
    </style:style>
    <style:style style:name="P3" style:family="paragraph" style:parent-style-name="normal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What is the capital of France?</text:p>
      <text:p text:style-name="normal">A. Berlin B. Madrid C. Paris</text:p>
      <text:p text:style-name="normal">D. Rome</text:p>
      <text:p text:style-name="normal">Answer: C</text:p>
      <text:p text:style-name="normal"/>
      <text:p text:style-name="normal">2. Solve the following equation:</text:p>
      <text:p text:style-name="normal">A. 2x + 3 = 7 B) 4x - 5 = 11</text:p>
      <text:p text:style-name="normal">C. 3x = 9 (D) 2x - 7 = 1</text:p>
      <text:p text:style-name="normal">Correct Answer: A</text:p>
      <text:p text:style-name="normal"/>
      <text:p text:style-name="normal">3) Which planet is known as the "Red Planet"? </text:p>
      <text:p text:style-name="normal">A. Venus B. Mars C. Jupiter D. Saturn </text:p>
      <text:p text:style-name="normal">Correct Answer: B</text:p>
      <text:p text:style-name="normal"/>
      <text:p text:style-name="normal">4. In what year did Christopher Columbus first reach the Americas?</text:p>
      <text:p text:style-name="normal"><text:s/>(A) 1492 B. 1501 C. 1607 D. 1776 </text:p>
      <text:p text:style-name="normal">Correct Answer: A</text:p>
      <text:p text:style-name="normal"/>
      <text:p text:style-name="normal">(5) What is the largest mammal on Earth?</text:p>
      <text:p text:style-name="normal"><text:s/>A. Elephant B. Blue Whale C. Giraffe D. Gorilla </text:p>
      <text:p text:style-name="normal">Correct Answer: B</text:p>
      <text:p text:style-name="normal"/>
      <text:p text:style-name="normal">6. Who painted the Mona Lisa?</text:p>
      <text:p text:style-name="normal">A. Leonardo da Vinci </text:p>
      <text:p text:style-name="normal">B. Vincent van Gogh C. Pablo Picasso D. Claude Monet</text:p>
      <text:p text:style-name="normal"><text:s/>Correct Answer: A</text:p>
      <text:p text:style-name="normal"/>
      <text:p text:style-name="normal">7. What is the capital of Japan?</text:p>
      <text:p text:style-name="normal"><text:s/>A. Beijing B. Seoul C. Tokyo D. Bangkok </text:p>
      <text:p text:style-name="normal">Correct Answer: C</text:p>
      <text:p text:style-name="normal"/>
      <text:p text:style-name="normal">8. Which element has the chemical symbol "O"?</text:p>
      <text:p text:style-name="normal">A. Oxygen B. Gold C. Iron D. Silver</text:p>
      <text:p text:style-name="normal">Correct Answer: A</text:p>
      <text:p text:style-name="normal"/>
      <text:p text:style-name="normal">9. Who is the author of the Harry Potter series?</text:p>
      <text:p text:style-name="normal">A. J.K. Rowling </text:p>
      <text:p text:style-name="normal">B. George R.R. Martin C. Stephen King</text:p>
      <text:p text:style-name="normal"><text:s/>(D). J.R.R. Tolkien </text:p>
      <text:p text:style-name="normal">Correct Answer: A</text:p>
      <text:p text:style-name="normal"/>
      <text:p text:style-name="normal">10. What is the currency of Australia?</text:p>
      <text:p text:style-name="normal">A. Dollar (B)Euro C. Yen D. Peso</text:p>
      <text:p text:style-name="normal">Correct Answer: A</text:p>
      <text:p text:style-name="P1"><text:soft-page-break/>11) In what year did the Titanic sink? <text:line-break/>A) 1905 B. 1912 C. 1920 D. 1931<text:line-break/>Ans: B</text:p>
      <text:p text:style-name="P1">12. What is the largest ocean on Earth? <text:line-break/>A. Atlantic Ocean B. Indian Ocean C. Southern Ocean D. Pacific Ocean <text:line-break/>Answer: D</text:p>
      <text:p text:style-name="normal">8. Which element has the chemical symbol "O"?</text:p>
      <text:p text:style-name="normal">A. Oxygen B. Gold C. Iron D. Silver</text:p>
      <text:p text:style-name="normal">Correct Answer: A</text:p>
      <text:p text:style-name="normal"/>
      <text:p text:style-name="normal">9. Who is the author of the Harry Potter series?</text:p>
      <text:p text:style-name="normal">A. J.K. Rowling </text:p>
      <text:p text:style-name="normal">B. George R.R. Martin C. Stephen King</text:p>
      <text:p text:style-name="normal"><text:s/>(D). J.R.R. Tolkien </text:p>
      <text:p text:style-name="normal">Correct Answer: A</text:p>
      <text:p text:style-name="normal"/>
      <text:p text:style-name="normal">10. What is the currency of Australia?</text:p>
      <text:p text:style-name="normal">A. Dollar (B)Euro C. Yen D. Peso</text:p>
      <text:p text:style-name="normal">Correct Answer: A</text:p>
      <text:p text:style-name="normal"/>
      <text:p text:style-name="P2">11) In what year did the Titanic sink? <text:line-break/>A) 1905 B. 1912 C. 1920 D. 1931<text:line-break/>Ans: B</text:p>
      <text:p text:style-name="P2">12. What is the largest ocean on Earth? <text:line-break/>A. Atlantic Ocean B. Indian Ocean C. Southern Ocean D. Pacific Ocean <text:line-break/>Answer: 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8T22:13:35.920704558</dc:date>
    <meta:editing-duration>PT29M18S</meta:editing-duration>
    <meta:editing-cycles>1</meta:editing-cycles>
    <meta:document-statistic meta:table-count="0" meta:image-count="0" meta:object-count="0" meta:page-count="2" meta:paragraph-count="50" meta:word-count="354" meta:character-count="1754" meta:non-whitespace-character-count="1428"/>
    <meta:generator>LibreOffice/7.3.7.2$Linux_X86_64 LibreOffice_project/30$Build-2</meta:generator>
  </office:meta>
</office:document-meta>
</file>